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NamingStrategy.setMappingLocations( Resource ... mappin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.setMappings( Properties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.setMappingLocation(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NamingStrategy.getObjectName( Object managedBean , @ Nullable String bean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eyNamingStrategy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